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small</text:p>
          </table:table-cell>
          <table:table-cell table:style-name="ce2"/>
          <table:table-cell office:value-type="string" table:style-name="ce2">
            <text:p>thunder_spell_to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ter_all_dmg_big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pene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fire_spell_to_attack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thunder_all_dmg_big</text:p>
          </table:table-cell>
          <table:table-cell table:number-columns-repeated="15858"/>
        </table:table-row>
        <table:table-row table:style-name="ro1">
          <table:table-cell table:number-columns-repeated="459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5" table:style-name="ce2"/>
          <table:table-cell office:value-type="string" table:style-name="ce2">
            <text:p>fire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1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phys_to_wat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energy_regen_percent_big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water_spell_to_attack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15846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3" table:style-name="ce2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8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fire_spell_to_attack_dmg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ortified_reaction_trait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small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major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berserkers_impartiality_trait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nature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thunder_spell_to_attack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4" table:style-name="ce2"/>
          <table:table-cell office:value-type="string" table:style-name="ce2">
            <text:p>phys_to_thund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eady_hand_trai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reckless_blows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major</text:p>
          </table:table-cell>
          <table:table-cell table:number-columns-repeated="3" table:style-name="ce2"/>
          <table:table-cell office:value-type="string" table:style-name="ce2">
            <text:p>axe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number-columns-repeated="3"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hammer_dmg_percent_major</text:p>
          </table:table-cell>
          <table:table-cell table:number-columns-repeated="3" table:style-name="ce2"/>
          <table:table-cell office:value-type="string" table:style-name="ce2">
            <text:p>hammer_ele_dmg_percent_major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Kelvin Vuu</dc:creator>
    <dc:date>2021-06-17T05:14:30Z</dc:date>
    <meta:editing-cycles>30</meta:editing-cycles>
    <meta:editing-duration>PT10832S</meta:editing-duration>
  </office:meta>
</office:document-meta>
</file>